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margin-left="0.053cm" fo:margin-right="0cm" fo:text-align="start" style:justify-single-word="false" fo:text-indent="0cm" style:auto-text-indent="false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st Plan – Delays/Cancellations</text:p>
      <text:p text:style-name="P1"/>
      <text:p text:style-name="P2"><text:span text:style-name="T2">Authors</text:span>: All</text:p>
      <text:p text:style-name="P2"><text:span text:style-name="T2">What is being tested</text:span>: Class Service.java</text:p>
      <text:p text:style-name="P2"><text:tab/><text:tab/> <text:s text:c="12"/>Methods: isCancelled, setCancelled, isDelayed, setDelayedTime,</text:p>
      <text:p text:style-name="P2"><text:tab/><text:tab/> <text:s text:c="12"/>getDelayedTime, getServices, getMessage, setMessage, isInDatabase</text:p>
      <text:p text:style-name="P2"><text:span text:style-name="T2">How many times the test was run</text:span>: ~15 times.</text:p>
      <text:p text:style-name="P4"><text:span text:style-name="T2">Last time run</text:span>: Thusday, 9<text:span text:style-name="T1">th</text:span> May, 10:40, Daniela Florescu, result: 17 assertions correct, 3 incorrect (as desired)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a Florescu</meta:initial-creator>
    <meta:creation-date>2013-05-09T10:41:19</meta:creation-date>
    <dc:date>2013-05-09T10:49:46</dc:date>
    <dc:creator>Maria Florescu</dc:creator>
    <meta:editing-duration>PT8M27S</meta:editing-duration>
    <meta:editing-cycles>3</meta:editing-cycles>
    <meta:generator>OpenOffice.org/3.3$Linux OpenOffice.org_project/330m20$Build-9567</meta:generator>
    <meta:document-statistic meta:table-count="0" meta:image-count="0" meta:object-count="0" meta:page-count="1" meta:paragraph-count="7" meta:word-count="48" meta:character-count="397"/>
  </office:meta>
</office:document-meta>
</file>